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17.39cm" style:rel-column-width="59980*"/>
    </style:style>
    <style:style style:name="Tableau1.B" style:family="table-column">
      <style:table-column-properties style:column-width="1.61cm" style:rel-column-width="5555*"/>
    </style:style>
    <style:style style:name="Tableau1.A1" style:family="table-cell">
      <style:table-cell-properties fo:padding-left="0cm" fo:padding-right="0cm" fo:padding-top="0.101cm" fo:padding-bottom="0.101cm" fo:border="none"/>
    </style:style>
    <style:style style:name="Tableau1.A10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3" style:family="paragraph" style:parent-style-name="Standard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fo:font-size="8pt" style:font-size-asian="7pt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</style:style>
    <style:style style:name="P5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officeooo:paragraph-rsid="0020da02"/>
    </style:style>
    <style:style style:name="P6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officeooo:paragraph-rsid="004f3a68"/>
    </style:style>
    <style:style style:name="P7" style:family="paragraph" style:parent-style-name="Heading_20_1">
      <style:paragraph-properties fo:margin-top="0cm" fo:margin-bottom="0.21cm" style:contextual-spacing="false" style:shadow="none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54091c"/>
    </style:style>
    <style:style style:name="P10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3c3e93"/>
    </style:style>
    <style:style style:name="P11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rsid="002b8977" officeooo:paragraph-rsid="001a4115" style:font-weight-asian="bold" style:font-weight-complex="bold"/>
    </style:style>
    <style:style style:name="P12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rsid="002b8977" officeooo:paragraph-rsid="004b896d" style:font-weight-asian="bold" style:font-weight-complex="bold"/>
    </style:style>
    <style:style style:name="P13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rsid="002b8977" officeooo:paragraph-rsid="004b896d" fo:background-color="transparent" style:font-weight-asian="bold" style:font-weight-complex="bold"/>
    </style:style>
    <style:style style:name="P14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size="11pt" fo:font-weight="bold" officeooo:rsid="002b8977" officeooo:paragraph-rsid="004b896d" style:font-weight-asian="bold" style:font-weight-complex="bold"/>
    </style:style>
    <style:style style:name="P15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16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</style:style>
    <style:style style:name="P17" style:family="paragraph" style:parent-style-name="Standard" style:list-style-name="L1">
      <style:text-properties officeooo:rsid="0055b762" officeooo:paragraph-rsid="0055b762"/>
    </style:style>
    <style:style style:name="T1" style:family="text">
      <style:text-properties style:font-name="Arial" fo:font-size="21pt" fo:font-weight="bold" officeooo:rsid="00380e34" fo:background-color="transparent" loext:char-shading-value="0" style:font-name-asian="Lucida Sans Unicode" style:font-size-asian="16.1000003814697pt" style:font-weight-asian="bold" style:font-name-complex="Tahoma1" style:font-size-complex="16.1000003814697pt" style:font-weight-complex="bold"/>
    </style:style>
    <style:style style:name="T2" style:family="text">
      <style:text-properties fo:font-size="11pt"/>
    </style:style>
    <style:style style:name="T3" style:family="text">
      <style:text-properties fo:font-size="11pt" officeooo:rsid="002cf2c3"/>
    </style:style>
    <style:style style:name="T4" style:family="text">
      <style:text-properties fo:font-size="11pt" officeooo:rsid="0030b964"/>
    </style:style>
    <style:style style:name="T5" style:family="text">
      <style:text-properties fo:font-size="11pt" officeooo:rsid="003624e6"/>
    </style:style>
    <style:style style:name="T6" style:family="text">
      <style:text-properties fo:font-size="11pt" officeooo:rsid="004dd3c0"/>
    </style:style>
    <style:style style:name="T7" style:family="text">
      <style:text-properties fo:font-size="11pt" officeooo:rsid="004f3a68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size="11pt" officeooo:rsid="00380e34"/>
    </style:style>
    <style:style style:name="T10" style:family="text">
      <style:text-properties style:use-window-font-color="true" loext:opacity="0%" fo:font-size="11pt" officeooo:rsid="002eebe3"/>
    </style:style>
    <style:style style:name="T11" style:family="text">
      <style:text-properties style:use-window-font-color="true" loext:opacity="0%" fo:font-size="11pt" officeooo:rsid="004a0377"/>
    </style:style>
    <style:style style:name="T12" style:family="text">
      <style:text-properties style:use-window-font-color="true" loext:opacity="0%" fo:font-size="11pt" officeooo:rsid="004f3a68"/>
    </style:style>
    <style:style style:name="T13" style:family="text">
      <style:text-properties style:use-window-font-color="true" loext:opacity="0%" style:font-name="Arial" fo:font-weight="bold" style:font-weight-asian="bold" style:font-weight-complex="bold"/>
    </style:style>
    <style:style style:name="T14" style:family="text">
      <style:text-properties style:use-window-font-color="true" loext:opacity="0%" style:font-name="Arial" fo:font-weight="bold" officeooo:rsid="002b8977" style:font-weight-asian="bold" style:font-weight-complex="bold"/>
    </style:style>
    <style:style style:name="T15" style:family="text">
      <style:text-properties style:use-window-font-color="true" loext:opacity="0%" style:font-name="Times New Roman" fo:font-size="11pt" fo:font-weight="normal" officeooo:rsid="003c3e93" style:font-weight-asian="normal" style:font-weight-complex="normal"/>
    </style:style>
    <style:style style:name="T16" style:family="text">
      <style:text-properties style:use-window-font-color="true" loext:opacity="0%" style:font-name="Times New Roman" fo:font-size="11pt" fo:font-weight="normal" officeooo:rsid="004dd3c0" style:font-weight-asian="normal" style:font-weight-complex="normal"/>
    </style:style>
    <style:style style:name="T17" style:family="text">
      <style:text-properties style:use-window-font-color="true" loext:opacity="0%" style:font-name="Times New Roman" fo:font-size="11pt" fo:font-weight="normal" officeooo:rsid="004fa92c" style:font-weight-asian="normal" style:font-weight-complex="normal"/>
    </style:style>
    <style:style style:name="T18" style:family="text">
      <style:text-properties style:use-window-font-color="true" loext:opacity="0%" style:font-name="Times New Roman" fo:font-size="11pt" fo:font-weight="normal" officeooo:rsid="00511cae" style:font-weight-asian="normal" style:font-weight-complex="normal"/>
    </style:style>
    <style:style style:name="T19" style:family="text">
      <style:text-properties style:use-window-font-color="true" loext:opacity="0%" style:font-name="Times New Roman" fo:font-weight="normal" officeooo:rsid="004dd3c0" style:font-weight-asian="normal" style:font-weight-complex="normal"/>
    </style:style>
    <style:style style:name="T20" style:family="text">
      <style:text-properties style:use-window-font-color="true" loext:opacity="0%" officeooo:rsid="00498e34"/>
    </style:style>
    <style:style style:name="T21" style:family="text">
      <style:text-properties officeooo:rsid="004b896d"/>
    </style:style>
    <style:style style:name="T22" style:family="text">
      <style:text-properties officeooo:rsid="004f3a68"/>
    </style:style>
    <style:style style:name="T23" style:family="text">
      <style:text-properties officeooo:rsid="0054091c"/>
    </style:style>
    <style:style style:name="T24" style:family="text">
      <style:text-properties officeooo:rsid="0055b762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6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1.905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2.54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175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3.8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4.445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08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5.71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rogression de <text:span text:style-name="T21">Terminale</text:span><text:span text:style-name="T1"> NSI</text:span></text:h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1066748076" text:style-name="L1">
              <text:list-item>
                <text:p text:style-name="P10"><text:span text:style-name="T14">Récursivité</text:span><text:span text:style-name="T13"><text:line-break/></text:span><text:span text:style-name="T19">Fonctions récursives</text:span><text:span text:style-name="T15">, </text:span><text:span text:style-name="T16">cas </text:span><text:span text:style-name="T18">récursif</text:span><text:span text:style-name="T16"> et condition d’arrêt.<text:line-break/>Arbre des appels </text:span><text:span text:style-name="T17">récursifs</text:span><text:span text:style-name="T16">, déboguer une fonction récursive.</text:span></text:p>
              </text:list-item>
            </text:list>
          </table:table-cell>
          <table:table-cell table:style-name="Tableau1.A1" office:value-type="string">
            <text:p text:style-name="P1">(<text:span text:style-name="T6">2</text:span> sem)</text:p>
          </table:table-cell>
        </table:table-row>
        <table:table-row>
          <table:table-cell table:style-name="Tableau1.A1" office:value-type="string">
            <text:list xml:id="list234960819947850" text:continue-numbering="true" text:style-name="L1">
              <text:list-item>
                <text:p text:style-name="P11">Programmation Orientée Objet</text:p>
                <text:p text:style-name="P8">Création d'une classe, méthode constructeur, <text:span text:style-name="T23">a</text:span>ttributs et méthodes.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9">2</text:span><text:span text:style-name="T8"> sem)</text:span></text:p>
          </table:table-cell>
        </table:table-row>
        <table:table-row>
          <table:table-cell table:style-name="Tableau1.A1" office:value-type="string">
            <text:list xml:id="list234959420875241" text:continue-numbering="true" text:style-name="L1">
              <text:list-item>
                <text:p text:style-name="P14">Types de données abstraits: Listes, Piles, Files</text:p>
                <text:p text:style-name="P8">Interface vs implémentation.<text:line-break/>Listes chaînées implémentées en POO, listes définies récursivement.<text:line-break/>Piles et files.</text:p>
              </text:list-item>
            </text:list>
          </table:table-cell>
          <table:table-cell table:style-name="Tableau1.A1" office:value-type="string">
            <text:p text:style-name="P2">(<text:span text:style-name="T3">2</text:span> sem)</text:p>
          </table:table-cell>
        </table:table-row>
        <table:table-row>
          <table:table-cell table:style-name="Tableau1.A1" office:value-type="string">
            <text:list xml:id="list234960018041606" text:continue-numbering="true" text:style-name="L1">
              <text:list-item>
                <text:p text:style-name="P12">Base de données</text:p>
                <text:p text:style-name="P8">Modèle relationnel, tables.<text:line-break/>Clés primaires, clés étrangères.<text:line-break/>Requêtes SQL.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9">2</text:span><text:span text:style-name="T8"> sem)</text:span></text:p>
          </table:table-cell>
        </table:table-row>
        <table:table-row>
          <table:table-cell table:style-name="Tableau1.A1" office:value-type="string">
            <text:list xml:id="list234960361129847" text:continue-numbering="true" text:style-name="L1">
              <text:list-item>
                <text:p text:style-name="P12">Types de données abstraits: Arbres</text:p>
                <text:p text:style-name="P8">Généralités sur les arbres : racine, hauteur, profondeur, taille, degré.<text:line-break/>Arbre binaire, définition récursive, parcours en profondeur ou en largeur.<text:line-break/>Arbre binaire de recherche, insertion d'un élément, parcours d’un arbre, recherche d'un élément.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12">3</text:span><text:span text:style-name="T8"> sem)</text:span></text:p>
          </table:table-cell>
        </table:table-row>
        <table:table-row>
          <table:table-cell table:style-name="Tableau1.A1" office:value-type="string">
            <text:list xml:id="list234961326486436" text:continue-numbering="true" text:style-name="L1">
              <text:list-item>
                <text:p text:style-name="P13">Processus</text:p>
                <text:p text:style-name="P8">Notion de processus, état d'un processus, ordonnancement.<text:line-break/>Commande<text:span text:style-name="T23">s</text:span> Linux sur les processus.<text:line-break/>Interblocage.</text:p>
              </text:list-item>
            </text:list>
          </table:table-cell>
          <table:table-cell table:style-name="Tableau1.A1" office:value-type="string">
            <text:p text:style-name="P6"><text:span text:style-name="T8">(</text:span><text:span text:style-name="T12">1</text:span><text:span text:style-name="T8"> sem)</text:span></text:p>
          </table:table-cell>
        </table:table-row>
        <table:table-row>
          <table:table-cell table:style-name="Tableau1.A1" office:value-type="string">
            <text:list xml:id="list234959983010298" text:continue-numbering="true" text:style-name="L1">
              <text:list-item>
                <text:p text:style-name="P12">Diviser pour régner</text:p>
                <text:p text:style-name="P8">Diviser, régner, combiner.<text:line-break/>Exemples classiques : dichotomie, exponentiation rapide, tri fusion, quart de tour d'une image.</text:p>
              </text:list-item>
            </text:list>
          </table:table-cell>
          <table:table-cell table:style-name="Tableau1.A1" office:value-type="string">
            <text:p text:style-name="P5"><text:span text:style-name="T8">(</text:span><text:span text:style-name="T9">2</text:span><text:span text:style-name="T10"> </text:span><text:span text:style-name="T8">sem)</text:span></text:p>
          </table:table-cell>
        </table:table-row>
        <table:table-row>
          <table:table-cell table:style-name="Tableau1.A1" office:value-type="string">
            <text:list xml:id="list234960234475933" text:continue-numbering="true" text:style-name="L1">
              <text:list-item>
                <text:p text:style-name="P12">Routage d'un paquet sur Internet</text:p>
                <text:p text:style-name="P8">Généralités sur le routage, tables de routage.<text:line-break/>Routage statique vs <text:span text:style-name="T23">routage </text:span>dynamique. Protocole RIP, protocole OSPF.</text:p>
              </text:list-item>
            </text:list>
          </table:table-cell>
          <table:table-cell table:style-name="Tableau1.A1" office:value-type="string">
            <text:p text:style-name="P2">(<text:span text:style-name="T5">2</text:span> sem)</text:p>
          </table:table-cell>
        </table:table-row>
        <table:table-row>
          <table:table-cell table:style-name="Tableau1.A1" office:value-type="string">
            <text:list xml:id="list234960575494979" text:continue-numbering="true" text:style-name="L1">
              <text:list-item>
                <text:p text:style-name="P12">Types de données abstraits: Graphes</text:p>
                <text:p text:style-name="P8">Généralités sur les graphes, matrices d'adjacence et listes d'adjacence.<text:line-break/>Algorithmes : parcours en largeur ou en profondeur, recherche d'un cycle, recherche d'un chemin.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11">3</text:span><text:span text:style-name="T8"> sem)</text:span></text:p>
          </table:table-cell>
        </table:table-row>
        <table:table-row>
          <table:table-cell table:style-name="Tableau1.A10" office:value-type="string">
            <text:list xml:id="list234961197003803" text:continue-numbering="true" text:style-name="L1">
              <text:list-item>
                <text:p text:style-name="P12">Chiffrement des communications</text:p>
                <text:p text:style-name="P8">Chiffrement symétrique, utilisation du XOR, chiffrement AES.<text:line-break/>Chiffrement asymétrique, clés publiques et privées, signature numérique.<text:line-break/>Protocole HTTPS.</text:p>
              </text:list-item>
            </text:list>
          </table:table-cell>
          <table:table-cell table:style-name="Tableau1.A10" office:value-type="string">
            <text:p text:style-name="P2">(<text:span text:style-name="T22">1</text:span> sem)</text:p>
          </table:table-cell>
        </table:table-row>
        <table:table-row>
          <table:table-cell table:style-name="Tableau1.A1" office:value-type="string">
            <text:list xml:id="list234960243379393" text:continue-numbering="true" text:style-name="L1">
              <text:list-item>
                <text:p text:style-name="P12">Programmation dynamique</text:p>
                <text:p text:style-name="P9">Programmation dynamique descendante <text:span text:style-name="T23">récursive </text:span>avec mémo<text:span text:style-name="T2">ï</text:span>sation.<text:line-break/>Programmation dynamique montante <text:span text:style-name="T23">itérative </text:span>avec remplissage d'un tableau.<text:line-break/>Exemples classiques : Fibonacci, rendu de monnaie, sac à dos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20">3</text:span><text:span text:style-name="T9"> </text:span><text:span text:style-name="T8">sem)</text:span></text:p>
          </table:table-cell>
        </table:table-row>
        <table:table-row>
          <table:table-cell table:style-name="Tableau1.A1" office:value-type="string">
            <text:list xml:id="list234960252397796" text:continue-numbering="true" text:style-name="L1">
              <text:list-item>
                <text:p text:style-name="P12">System On Chip</text:p>
                <text:p text:style-name="P17">Loi de Moore</text:p>
                <text:p text:style-name="P17">Processeur d’ordinateur de bureau vs SOC de smartphone<text:line-break/>Schémas de SOC <text:s/></text:p>
              </text:list-item>
            </text:list>
          </table:table-cell>
          <table:table-cell table:style-name="Tableau1.A1" office:value-type="string">
            <text:p text:style-name="P2">(<text:span text:style-name="T7">1</text:span><text:span text:style-name="T4"> </text:span>sem)</text:p>
          </table:table-cell>
        </table:table-row>
        <table:table-row>
          <table:table-cell table:style-name="Tableau1.A1" office:value-type="string">
            <text:list xml:id="list234960476271366" text:continue-numbering="true" text:style-name="L1">
              <text:list-item>
                <text:p text:style-name="P12">Programmation fonctionnelle</text:p>
                <text:p text:style-name="P8"><text:span text:style-name="T24">P</text:span>aradigme fonctionnel<text:line-break/><text:span text:style-name="T24">Fonctions lambda, map, filter, reduce</text:span>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12">1</text:span><text:span text:style-name="T8"> sem)</text:span></text:p>
          </table:table-cell>
        </table:table-row>
        <table:table-row>
          <table:table-cell table:style-name="Tableau1.A1" office:value-type="string">
            <text:list xml:id="list234961387243963" text:continue-numbering="true" text:style-name="L1">
              <text:list-item>
                <text:p text:style-name="P14">Calculabilité, décidabilité</text:p>
                <text:p text:style-name="P17">Programme en tant que donnée<text:line-break/>Notion de calculabilité et de décidabilité<text:line-break/>Problème de l’arr<text:span text:style-name="T2">êt</text:span></text:p>
              </text:list-item>
            </text:list>
          </table:table-cell>
          <table:table-cell table:style-name="Tableau1.A1" office:value-type="string">
            <text:p text:style-name="P4"><text:span text:style-name="T8">(</text:span><text:span text:style-name="T12">1</text:span><text:span text:style-name="T8"> sem)</text:span></text:p>
          </table:table-cell>
        </table:table-row>
        <table:table-row>
          <table:table-cell table:style-name="Tableau1.A1" office:value-type="string">
            <text:list xml:id="list234959507139832" text:continue-numbering="true" text:style-name="L1">
              <text:list-item>
                <text:p text:style-name="P12">Recherche d'un motif dans un texte</text:p>
                <text:p text:style-name="P17">Algorithme de Boyer-Moore-Horspool</text:p>
              </text:list-item>
            </text:list>
          </table:table-cell>
          <table:table-cell table:style-name="Tableau1.A1" office:value-type="string">
            <text:p text:style-name="P2">(<text:span text:style-name="T7">1</text:span><text:span text:style-name="T4"> </text:span>sem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fo:background-color="transparent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hibaud et Véronique FONTANET</meta:initial-creator>
    <meta:creation-date>2007-07-11T22:36:49</meta:creation-date>
    <dc:date>2025-09-07T23:49:58.667461728</dc:date>
    <dc:language>fr-FR</dc:language>
    <meta:editing-cycles>65</meta:editing-cycles>
    <meta:editing-duration>PT5H14M46S</meta:editing-duration>
    <meta:document-statistic meta:table-count="1" meta:image-count="0" meta:object-count="0" meta:page-count="1" meta:paragraph-count="46" meta:word-count="326" meta:character-count="2298" meta:non-whitespace-character-count="2031"/>
    <meta:user-defined meta:name="Info 1"/>
    <meta:user-defined meta:name="Info 2"/>
    <meta:user-defined meta:name="Info 3"/>
    <meta:user-defined meta:name="Info 4"/>
  </office:meta>
</office:document-meta>
</file>